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801cm" fo:margin-left="1.513cm" table:align="left"/>
    </style:style>
    <style:style style:name="Tableau1.A" style:family="table-column">
      <style:table-column-properties style:column-width="5.694cm"/>
    </style:style>
    <style:style style:name="Tableau1.B" style:family="table-column">
      <style:table-column-properties style:column-width="8.107cm"/>
    </style:style>
    <style:style style:name="Tableau1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9211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loext:graphic-properties draw:fill="solid" draw:fill-color="#ffcc99" draw:opacity="100%"/>
      <style:paragraph-properties fo:text-align="center" style:justify-single-word="false" fo:background-color="#ffcc99"/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19f1b7" style:font-weight-asian="bold" style:font-weight-complex="bold"/>
    </style:style>
    <style:style style:name="P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2d11b" style:font-weight-asian="bold" style:font-weight-complex="bold"/>
    </style:style>
    <style:style style:name="P8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46feb" style:font-weight-asian="bold" style:font-weight-complex="bold"/>
    </style:style>
    <style:style style:name="P9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2d11b" style:font-weight-asian="normal" style:font-weight-complex="normal"/>
    </style:style>
    <style:style style:name="P11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19f1b7" style:font-weight-asian="normal" style:font-weight-complex="normal"/>
    </style:style>
    <style:style style:name="P12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fo:font-style="normal" style:text-underline-style="none" fo:font-weight="normal" officeooo:rsid="0020b681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top="0cm" fo:margin-bottom="0.21cm" loext:contextual-spacing="false" fo:text-align="start" style:justify-single-word="false"/>
      <style:text-properties style:font-name="Trebuchet MS"/>
    </style:style>
    <style:style style:name="P14" style:family="paragraph" style:parent-style-name="Text_20_body">
      <loext:graphic-properties draw:fill="solid" draw:fill-color="#ffcc99" draw:opacity="100%"/>
      <style:paragraph-properties fo:margin-top="0cm" fo:margin-bottom="0cm" loext:contextual-spacing="false" fo:text-align="center" style:justify-single-word="false" fo:background-color="#ffcc99"/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6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9f1b7" style:font-size-asian="10pt" style:font-size-complex="10pt"/>
    </style:style>
    <style:style style:name="P17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be7bb" style:font-size-asian="10pt" style:font-size-complex="10pt"/>
    </style:style>
    <style:style style:name="P18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0b681" style:font-size-asian="10pt" style:font-size-complex="10pt"/>
    </style:style>
    <style:style style:name="P19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1f5cc" style:font-size-asian="10pt" style:font-size-complex="10pt"/>
    </style:style>
    <style:style style:name="P20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2d11b" style:font-size-asian="10pt" style:font-size-complex="10pt"/>
    </style:style>
    <style:style style:name="P21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3c265" style:font-size-asian="10pt" style:font-size-complex="10pt"/>
    </style:style>
    <style:style style:name="P22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46feb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Trebuchet MS" officeooo:rsid="0019f1b7" officeooo:paragraph-rsid="0019f1b7"/>
    </style:style>
    <style:style style:name="P24" style:family="paragraph" style:parent-style-name="Table_20_Contents">
      <style:paragraph-properties fo:text-align="center" style:justify-single-word="false"/>
      <style:text-properties style:font-name="Trebuchet MS" fo:font-weight="bold" officeooo:rsid="0019f1b7" officeooo:paragraph-rsid="0019f1b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rebuchet MS" fo:font-style="italic" officeooo:rsid="0019f1b7" officeooo:paragraph-rsid="0019f1b7" style:font-style-asian="italic" style:font-style-complex="italic"/>
    </style:style>
    <style:style style:name="P26" style:family="paragraph" style:parent-style-name="Heading_20_1">
      <loext:graphic-properties draw:fill="solid" draw:fill-color="#ff9999" draw:opacity="100%"/>
      <style:paragraph-properties fo:text-align="center" style:justify-single-word="false" fo:background-color="#ff9999"/>
      <style:text-properties style:use-window-font-color="true" style:text-underline-style="solid" style:text-underline-width="auto" style:text-underline-color="font-color"/>
    </style:style>
    <style:style style:name="P27" style:family="paragraph" style:parent-style-name="Heading_20_1">
      <loext:graphic-properties draw:fill="solid" draw:fill-color="#ff9999" draw:opacity="100%"/>
      <style:paragraph-properties fo:margin-top="0.42cm" fo:margin-bottom="0cm" loext:contextual-spacing="false" fo:text-align="center" style:justify-single-word="false" fo:background-color="#ff9999"/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28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46feb" style:font-weight-asian="bold" style:font-weight-complex="bold"/>
    </style:style>
    <style:style style:name="P29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2d11b" style:font-weight-asian="bold" style:font-weight-complex="bold"/>
    </style:style>
    <style:style style:name="P30" style:family="paragraph" style:parent-style-name="Text_20_body">
      <style:paragraph-properties fo:margin-top="0cm" fo:margin-bottom="0.21cm" loext:contextual-spacing="false" fo:text-align="start" style:justify-single-word="false"/>
      <style:text-properties style:font-name="Trebuchet MS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Trebuchet M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b681" style:font-style-asian="normal" style:font-style-complex="normal"/>
    </style:style>
    <style:style style:name="T3" style:family="text">
      <style:text-properties officeooo:rsid="0019f1b7"/>
    </style:style>
    <style:style style:name="T4" style:family="text">
      <style:text-properties style:use-window-font-color="true" officeooo:rsid="0021f5cc"/>
    </style:style>
    <style:style style:name="T5" style:family="text">
      <style:text-properties fo:color="#666666"/>
    </style:style>
    <style:style style:name="T6" style:family="text">
      <style:text-properties fo:color="#666666" officeooo:rsid="0019f927"/>
    </style:style>
    <style:style style:name="T7" style:family="text">
      <style:text-properties fo:color="#666666" officeooo:rsid="001be7bb"/>
    </style:style>
    <style:style style:name="T8" style:family="text">
      <style:text-properties fo:color="#666666" officeooo:rsid="0020b681"/>
    </style:style>
    <style:style style:name="T9" style:family="text">
      <style:text-properties fo:color="#666666" officeooo:rsid="0021f5cc"/>
    </style:style>
    <style:style style:name="T10" style:family="text">
      <style:text-properties fo:color="#666666" officeooo:rsid="0022d11b"/>
    </style:style>
    <style:style style:name="T11" style:family="text">
      <style:text-properties fo:color="#666666" officeooo:rsid="00246feb"/>
    </style:style>
    <style:style style:name="T12" style:family="text">
      <style:text-properties fo:color="#666666" style:font-name="Consolas" officeooo:rsid="00246feb"/>
    </style:style>
    <style:style style:name="T13" style:family="text">
      <style:text-properties style:font-name="Trebuchet MS"/>
    </style:style>
    <style:style style:name="T14" style:family="text">
      <style:text-properties style:font-name="Trebuchet MS" officeooo:rsid="001be7bb"/>
    </style:style>
    <style:style style:name="T15" style:family="text">
      <style:text-properties style:font-name="Trebuchet MS" officeooo:rsid="0020b681"/>
    </style:style>
    <style:style style:name="T16" style:family="text">
      <style:text-properties style:font-name="Trebuchet MS" officeooo:rsid="0021f5cc"/>
    </style:style>
    <style:style style:name="T17" style:family="text">
      <style:text-properties style:font-name="Trebuchet MS" officeooo:rsid="00246feb"/>
    </style:style>
    <style:style style:name="T18" style:family="text">
      <style:text-properties style:font-name="Trebuchet MS" officeooo:rsid="0025227f"/>
    </style:style>
    <style:style style:name="T19" style:family="text">
      <style:text-properties officeooo:rsid="001baadd"/>
    </style:style>
    <style:style style:name="T20" style:family="text">
      <style:text-properties officeooo:rsid="001be7bb"/>
    </style:style>
    <style:style style:name="T21" style:family="text">
      <style:text-properties officeooo:rsid="001d7531"/>
    </style:style>
    <style:style style:name="T22" style:family="text">
      <style:text-properties officeooo:rsid="001ebff4"/>
    </style:style>
    <style:style style:name="T23" style:family="text">
      <style:text-properties officeooo:rsid="0020b681"/>
    </style:style>
    <style:style style:name="T24" style:family="text">
      <style:text-properties officeooo:rsid="0021f5cc"/>
    </style:style>
    <style:style style:name="T25" style:family="text">
      <style:text-properties officeooo:rsid="0022d11b"/>
    </style:style>
    <style:style style:name="T26" style:family="text">
      <style:text-properties officeooo:rsid="0023c265"/>
    </style:style>
    <style:style style:name="T27" style:family="text">
      <style:text-properties officeooo:rsid="00246feb"/>
    </style:style>
    <style:style style:name="T28" style:family="text">
      <style:text-properties style:font-name="Consolas"/>
    </style:style>
    <style:style style:name="T29" style:family="text">
      <style:text-properties style:font-name="Consolas" officeooo:rsid="00246feb"/>
    </style:style>
    <style:style style:name="T30" style:family="text">
      <style:text-properties style:font-name="Consolas" officeooo:rsid="0025227f"/>
    </style:style>
    <style:style style:name="T31" style:family="text">
      <style:text-properties officeooo:rsid="0025dca8"/>
    </style:style>
    <style:style style:name="T32" style:family="text">
      <style:text-properties officeooo:rsid="0027029a"/>
    </style:style>
    <style:style style:name="T33" style:family="text">
      <style:text-properties style:font-name="Consolas" officeooo:rsid="0027029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Projet <text:span text:style-name="T3">3</text:span> : P<text:span text:style-name="T3">rocédures de configuration</text:span></text:h>
      <text:h text:style-name="P27" text:outline-level="1"><text:span text:style-name="T3">10</text:span>/0<text:span text:style-name="T3">4</text:span>/2019</text:h>
      <text:p text:style-name="P2"/>
      <text:p text:style-name="P4">Équipe :</text:p>
      <text:p text:style-name="P14"><text:span text:style-name="T31">Robin CALLET</text:span> (Chef de projet)</text:p>
      <text:p text:style-name="P14"><text:span text:style-name="T3">Valentin</text:span> <text:span text:style-name="T3">PICQUENDAR</text:span></text:p>
      <text:p text:style-name="P14">Salim ZEMRI</text:p>
      <text:p text:style-name="P14"><text:span text:style-name="T3">Matthieu</text:span> <text:span text:style-name="T3">CARTERON</text:span></text:p>
      <text:p text:style-name="P3"/>
      <text:p text:style-name="P5"><text:span text:style-name="T3">Installation et configuration des VLAN</text:span> :</text:p>
      <text:p text:style-name="P9"><text:tab/><text:span text:style-name="T3">Configurez les VLAN selon la table ci-dessous sur le commutateur bordur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Numéro de VLAN</text:p>
          </table:table-cell>
          <table:table-cell table:style-name="Tableau1.B1" office:value-type="string">
            <text:p text:style-name="P24">Nom du service</text:p>
          </table:table-cell>
        </table:table-row>
        <table:table-row>
          <table:table-cell table:style-name="Tableau1.A9" office:value-type="string">
            <text:p text:style-name="P25">12</text:p>
          </table:table-cell>
          <table:table-cell table:style-name="Tableau1.B9" office:value-type="string">
            <text:p text:style-name="P23">Communication</text:p>
          </table:table-cell>
        </table:table-row>
        <table:table-row>
          <table:table-cell table:style-name="Tableau1.A9" office:value-type="string">
            <text:p text:style-name="P25">13</text:p>
          </table:table-cell>
          <table:table-cell table:style-name="Tableau1.B9" office:value-type="string">
            <text:p text:style-name="P23">Service client</text:p>
          </table:table-cell>
        </table:table-row>
        <table:table-row>
          <table:table-cell table:style-name="Tableau1.A9" office:value-type="string">
            <text:p text:style-name="P25">30</text:p>
          </table:table-cell>
          <table:table-cell table:style-name="Tableau1.B9" office:value-type="string">
            <text:p text:style-name="P23">Service logistique</text:p>
          </table:table-cell>
        </table:table-row>
        <table:table-row>
          <table:table-cell table:style-name="Tableau1.A9" office:value-type="string">
            <text:p text:style-name="P25">35</text:p>
          </table:table-cell>
          <table:table-cell table:style-name="Tableau1.B9" office:value-type="string">
            <text:p text:style-name="P23">Service informatique "Support"</text:p>
          </table:table-cell>
        </table:table-row>
        <table:table-row>
          <table:table-cell table:style-name="Tableau1.A9" office:value-type="string">
            <text:p text:style-name="P25">36</text:p>
          </table:table-cell>
          <table:table-cell table:style-name="Tableau1.B9" office:value-type="string">
            <text:p text:style-name="P23">Service informatique "Développement"</text:p>
          </table:table-cell>
        </table:table-row>
        <table:table-row>
          <table:table-cell table:style-name="Tableau1.A9" office:value-type="string">
            <text:p text:style-name="P25">37</text:p>
          </table:table-cell>
          <table:table-cell table:style-name="Tableau1.B9" office:value-type="string">
            <text:p text:style-name="P23">Service informatique "Infrastructure"</text:p>
          </table:table-cell>
        </table:table-row>
        <table:table-row>
          <table:table-cell table:style-name="Tableau1.A9" office:value-type="string">
            <text:p text:style-name="P25">50</text:p>
          </table:table-cell>
          <table:table-cell table:style-name="Tableau1.B9" office:value-type="string">
            <text:p text:style-name="P23">Service secrétariat</text:p>
          </table:table-cell>
        </table:table-row>
        <table:table-row>
          <table:table-cell table:style-name="Tableau1.A9" office:value-type="string">
            <text:p text:style-name="P25">55</text:p>
          </table:table-cell>
          <table:table-cell table:style-name="Tableau1.B9" office:value-type="string">
            <text:p text:style-name="P23">Service comptabilité</text:p>
          </table:table-cell>
        </table:table-row>
        <table:table-row>
          <table:table-cell table:style-name="Tableau1.A12" office:value-type="string">
            <text:p text:style-name="P25">60</text:p>
          </table:table-cell>
          <table:table-cell table:style-name="Tableau1.B12" office:value-type="string">
            <text:p text:style-name="P23">Recherche et développement</text:p>
          </table:table-cell>
        </table:table-row>
        <table:table-row>
          <table:table-cell table:style-name="Tableau1.A12" office:value-type="string">
            <text:p text:style-name="P25">65</text:p>
          </table:table-cell>
          <table:table-cell table:style-name="Tableau1.B12" office:value-type="string">
            <text:p text:style-name="P23">Ressources humaines</text:p>
          </table:table-cell>
        </table:table-row>
        <table:table-row>
          <table:table-cell table:style-name="Tableau1.A12" office:value-type="string">
            <text:p text:style-name="P25">70</text:p>
          </table:table-cell>
          <table:table-cell table:style-name="Tableau1.B12" office:value-type="string">
            <text:p text:style-name="P23">Secrétariat</text:p>
          </table:table-cell>
        </table:table-row>
        <table:table-row>
          <table:table-cell table:style-name="Tableau1.A13" office:value-type="string">
            <text:p text:style-name="P25">80</text:p>
          </table:table-cell>
          <table:table-cell table:style-name="Tableau1.B13" office:value-type="string">
            <text:p text:style-name="P23">Direction</text:p>
          </table:table-cell>
        </table:table-row>
      </table:table>
      <text:p text:style-name="P9"/>
      <text:p text:style-name="P8"/>
      <text:p text:style-name="P8"><text:span text:style-name="T3">Installation et configuration du protocole LACP</text:span> :</text:p>
      <text:p text:style-name="P11"><draw:frame draw:style-name="fr1" draw:name="Cadre7" text:anchor-type="paragraph" svg:x="3.187cm" svg:y="1.205cm" svg:width="10.67cm" draw:z-index="6"><draw:text-box fo:min-height="0.721cm"><text:p text:style-name="P16"><text:span text:style-name="T11">Switch</text:span><text:span text:style-name="T5">#</text:span> configuration terminal</text:p><text:p text:style-name="P22"><text:span text:style-name="T11">Switch</text:span><text:span text:style-name="T5">(config)#</text:span> <text:span text:style-name="T27">interface range </text:span><text:span text:style-name="T17">(nom)</text:span><text:span text:style-name="T29"> </text:span><text:span text:style-name="T17">(plage)</text:span></text:p><text:p text:style-name="P22"><text:span text:style-name="T11">Switch</text:span><text:span text:style-name="T5">(config-</text:span><text:span text:style-name="T11">if</text:span><text:span text:style-name="T5">)#</text:span><text:span text:style-name="T28"> </text:span><text:span text:style-name="T29">channel-</text:span><text:span text:style-name="T30">protocol</text:span><text:span text:style-name="T29"> lacp</text:span></text:p><text:p text:style-name="P22"><text:span text:style-name="T12">Switch(config-if)#</text:span><text:span text:style-name="T29"> channel-</text:span><text:span text:style-name="T30">group</text:span><text:span text:style-name="T29"> </text:span><text:span text:style-name="T18">(num)</text:span><text:span text:style-name="T30"> mode desirable</text:span></text:p></draw:text-box></draw:frame><text:tab/><text:span text:style-name="T27">Pour assurer une redondance quasi-parfaite, il convient d’utiliser des <text:tab/>agrégations de liens via le protocole LACP :</text:span></text:p>
      <text:p text:style-name="P6"/>
      <text:p text:style-name="P6"/>
      <text:p text:style-name="P6"/>
      <text:p text:style-name="P6"/>
      <text:p text:style-name="P6"><text:soft-page-break/><text:span text:style-name="T3">Installation et configuration du protocole VTP</text:span> :</text:p>
      <text:p text:style-name="P9"><text:tab/><text:span text:style-name="T22">On commence par configurer le VTP Serveur sur le commutateur bordure :</text:span></text:p>
      <text:p text:style-name="P9"><draw:frame draw:style-name="fr1" draw:name="Cadre1" text:anchor-type="paragraph" svg:x="3.187cm" svg:y="0.011cm" svg:width="10.67cm" draw:z-index="0"><draw:text-box fo:min-height="0.721cm"><text:p text:style-name="P16"><text:span text:style-name="T5">S</text:span><text:span text:style-name="T6">erver</text:span><text:span text:style-name="T5">#</text:span> configuration terminal</text:p><text:p text:style-name="P16"><text:span text:style-name="T5">S</text:span><text:span text:style-name="T6">erver</text:span><text:span text:style-name="T5">(config)#</text:span> vtp mode server</text:p><text:p text:style-name="P16"><text:span text:style-name="T5">S</text:span><text:span text:style-name="T6">erver</text:span><text:span text:style-name="T5">(config)#</text:span> vtp domain <text:span text:style-name="T13">(un domaine par bâtiment)</text:span></text:p></draw:text-box></draw:frame></text:p>
      <text:p text:style-name="P15"><draw:frame draw:style-name="fr1" draw:name="Cadre2" text:anchor-type="paragraph" svg:x="3.187cm" svg:y="1.185cm" svg:width="10.67cm" draw:z-index="1"><draw:text-box fo:min-height="0.721cm"><text:p text:style-name="P16"><text:span text:style-name="T7">Client</text:span><text:span text:style-name="T5">#</text:span> configuration terminal</text:p><text:p text:style-name="P17"><text:span text:style-name="T7">Client</text:span><text:span text:style-name="T5">(config)#</text:span> vtp mode <text:span text:style-name="T20">client</text:span></text:p><text:p text:style-name="P17"><text:span text:style-name="T7">Client</text:span><text:span text:style-name="T5">(config)#</text:span> vtp domain <text:span text:style-name="T13">(</text:span><text:span text:style-name="T14">le </text:span><text:span text:style-name="T13">domaine </text:span><text:span text:style-name="T14">du serveur VTP</text:span><text:span text:style-name="T13">)</text:span></text:p></draw:text-box></draw:frame><text:tab/><text:span text:style-name="T19">Afin de propager la table de VLAN sur tous les autres commutateurs, on les <text:tab/>configure en tant que VTP Client :</text:span></text:p>
      <text:p text:style-name="P9"/>
      <text:p text:style-name="P15"><draw:frame draw:style-name="fr1" draw:name="Cadre3" text:anchor-type="paragraph" svg:x="3.187cm" svg:y="1.191cm" svg:width="10.67cm" draw:z-index="2"><draw:text-box fo:min-height="0.721cm"><text:p text:style-name="P16"><text:span text:style-name="T7">Switch</text:span><text:span text:style-name="T5">#</text:span> configuration terminal</text:p><text:p text:style-name="P17"><text:span text:style-name="T7">Switch</text:span><text:span text:style-name="T5">(config)#</text:span> <text:span text:style-name="T20">interface </text:span><text:span text:style-name="T14">(nom de l’interface)</text:span></text:p><text:p text:style-name="P17"><text:span text:style-name="T7">Switch</text:span><text:span text:style-name="T5">(config-</text:span><text:span text:style-name="T7">if</text:span><text:span text:style-name="T5">)#</text:span> <text:span text:style-name="T21">switchport mode trunk</text:span></text:p></draw:text-box></draw:frame><text:tab/><text:span text:style-name="T20">Enfin, on configure les interfaces reliant deux commutateurs entre eux en mode <text:tab/>« trunk » :</text:span></text:p>
      <text:p text:style-name="P15"/>
      <text:p text:style-name="P15"/>
      <text:p text:style-name="P6"><text:span text:style-name="T3">Installation et configuration du protocole OSPF</text:span> :</text:p>
      <text:p text:style-name="P9"><text:span text:style-name="T1"><text:tab/></text:span><text:span text:style-name="T2">On configure le protocole sur chacun des routeurs de couche distribution :</text:span></text:p>
      <text:p text:style-name="P12"><draw:frame draw:style-name="fr1" draw:name="Cadre4" text:anchor-type="paragraph" svg:x="2.108cm" svg:y="0cm" svg:width="12.765cm" draw:z-index="3"><draw:text-box fo:min-height="1.027cm"><text:p text:style-name="P16"><text:span text:style-name="T8">Router</text:span><text:span text:style-name="T5">#</text:span> configuration terminal</text:p><text:p text:style-name="P18"><text:span text:style-name="T8">Router</text:span><text:span text:style-name="T5">(config)#</text:span> <text:span text:style-name="T23">router ospf 1</text:span></text:p><text:p text:style-name="P18"><text:span text:style-name="T8">Router</text:span><text:span text:style-name="T5">(config-</text:span><text:span text:style-name="T8">router</text:span><text:span text:style-name="T5">)#</text:span> <text:span text:style-name="T23">network </text:span><text:span text:style-name="T15">(réseau)</text:span><text:span text:style-name="T23"> </text:span><text:span text:style-name="T15">(masque inverse)</text:span><text:span text:style-name="T23"> area </text:span><text:span text:style-name="T15">(zone)</text:span></text:p></draw:text-box></draw:frame></text:p>
      <text:p text:style-name="P6"><text:span text:style-name="T3">Installation et configuration de la sécurité SSH</text:span> :</text:p>
      <text:p text:style-name="P13"><draw:frame draw:style-name="fr1" draw:name="Cadre5" text:anchor-type="paragraph" svg:x="2.108cm" svg:y="1.194cm" svg:width="12.765cm" draw:z-index="4"><draw:text-box fo:min-height="1.027cm"><text:p text:style-name="P19"><text:span text:style-name="T9">Switch#</text:span><text:span text:style-name="T4"> configuration terminal</text:span></text:p><text:p text:style-name="P19"><text:span text:style-name="T9">Switch</text:span><text:span text:style-name="T5">(config)#</text:span> <text:span text:style-name="T24">ip domain-name </text:span><text:span text:style-name="T16">(nom de domaine ex : arrascity.fr)</text:span></text:p><text:p text:style-name="P19"><text:span text:style-name="T9">Switch</text:span><text:span text:style-name="T5">(config)#</text:span> <text:span text:style-name="T24">crypto key generate rsa </text:span><text:span text:style-name="T16">(nombre de bits de la clef)</text:span></text:p><text:p text:style-name="P20"><text:span text:style-name="T9">Switch</text:span><text:span text:style-name="T5">(config)#</text:span> <text:span text:style-name="T25">line vty 0 4</text:span></text:p><text:p text:style-name="P20"><text:span text:style-name="T9">Switch</text:span><text:span text:style-name="T5">(config-</text:span><text:span text:style-name="T10">line</text:span><text:span text:style-name="T5">)#</text:span> <text:span text:style-name="T25">transport input ssh</text:span></text:p><text:p text:style-name="P20"><text:span text:style-name="T9">Switch</text:span><text:span text:style-name="T5">(config-</text:span><text:span text:style-name="T10">line</text:span><text:span text:style-name="T5">)#</text:span> <text:span text:style-name="T25">login local</text:span></text:p></draw:text-box></draw:frame><text:tab/><text:span text:style-name="T24">On configure la clef de chiffrement et les VTY lines sur tous les équipements <text:tab/>administrables, commutateurs et routeurs :</text:span></text:p>
      <text:p text:style-name="P13"><text:tab/><text:span text:style-name="T32">Dans notre modèle, les informations de sécurité sont les suivantes :</text:span></text:p>
      <text:p text:style-name="P31"><text:tab/><text:tab/><text:span text:style-name="T32">Nom de domaine<text:tab/>: </text:span><text:span text:style-name="T33">cesi.fr</text:span></text:p>
      <text:p text:style-name="P31"><text:tab/><text:tab/><text:span text:style-name="T32">Nom d’utilisateur<text:tab/>: </text:span><text:span text:style-name="T33">info</text:span></text:p>
      <text:p text:style-name="P13"><text:tab/><text:tab/><text:span text:style-name="T32">Mot de passe<text:tab/><text:tab/>: </text:span><text:span text:style-name="T33">ciscofornever</text:span></text:p>
      <text:p text:style-name="P7"/>
      <text:p text:style-name="P7"/>
      <text:p text:style-name="P7"/>
      <text:p text:style-name="P7"><text:soft-page-break/><text:span text:style-name="T25">Sauvegarde de la configuration</text:span> :</text:p>
      <text:p text:style-name="P10"><text:tab/><text:span text:style-name="T25">Afin de finaliser tout le processus de configuration, il convient de l’enregistrer <text:tab/>dans la « startup-config » :</text:span></text:p>
      <text:p text:style-name="P10"><draw:frame draw:style-name="fr1" draw:name="Cadre6" text:anchor-type="paragraph" svg:x="2.108cm" svg:y="0cm" svg:width="12.765cm" draw:z-index="5"><draw:text-box fo:min-height="0.106cm"><text:p text:style-name="P21"><text:span text:style-name="T9">Switch</text:span><text:span text:style-name="T5">#</text:span> <text:span text:style-name="T26">copy running-config startup-config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text:tab/><text:tab/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n Carteron</meta:initial-creator>
    <meta:creation-date>2017-09-25T14:23:33.78</meta:creation-date>
    <dc:date>2019-04-11T13:37:37.442000000</dc:date>
    <meta:editing-duration>P1DT18H52M37S</meta:editing-duration>
    <meta:editing-cycles>550</meta:editing-cycles>
    <meta:generator>LibreOffice/6.1.5.2$Windows_X86_64 LibreOffice_project/90f8dcf33c87b3705e78202e3df5142b201bd805</meta:generator>
    <dc:creator>Matthieu Carteron</dc:creator>
    <meta:document-statistic meta:table-count="1" meta:image-count="0" meta:object-count="0" meta:page-count="3" meta:paragraph-count="75" meta:word-count="368" meta:character-count="2597" meta:non-whitespace-character-count="2282"/>
  </office:meta>
</office:document-meta>
</file>